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6fc043" officeooo:paragraph-rsid="526fc043"/>
    </style:style>
    <style:style style:name="P3" style:family="paragraph" style:parent-style-name="Example_20_Header">
      <style:text-properties officeooo:rsid="526e72cc" officeooo:paragraph-rsid="5280cc77"/>
    </style:style>
    <style:style style:name="P4" style:family="paragraph" style:parent-style-name="Example_20_Header">
      <style:text-properties officeooo:paragraph-rsid="5280cc77"/>
    </style:style>
    <style:style style:name="P5" style:family="paragraph" style:parent-style-name="Example_20_Header">
      <style:text-properties officeooo:rsid="5287011a" officeooo:paragraph-rsid="5287011a"/>
    </style:style>
    <style:style style:name="P6" style:family="paragraph" style:parent-style-name="Example_20_Header">
      <style:text-properties officeooo:rsid="5287011a" officeooo:paragraph-rsid="529f460f"/>
    </style:style>
    <style:style style:name="P7" style:family="paragraph" style:parent-style-name="Example_20_Header">
      <style:text-properties officeooo:paragraph-rsid="529db770"/>
    </style:style>
    <style:style style:name="P8" style:family="paragraph" style:parent-style-name="Example_20_Header">
      <style:text-properties officeooo:rsid="529f460f" officeooo:paragraph-rsid="529f460f"/>
    </style:style>
    <style:style style:name="P9" style:family="paragraph" style:parent-style-name="Example_20_Header">
      <style:text-properties officeooo:rsid="529f460f" officeooo:paragraph-rsid="52a57a02"/>
    </style:style>
    <style:style style:name="P10" style:family="paragraph" style:parent-style-name="Example_20_Header">
      <style:text-properties style:text-line-through-style="none" style:text-line-through-type="none" officeooo:rsid="52902cd1" officeooo:paragraph-rsid="52902cd1"/>
    </style:style>
    <style:style style:name="P11" style:family="paragraph" style:parent-style-name="Example_20_Header">
      <style:text-properties officeooo:rsid="529f460f" officeooo:paragraph-rsid="52b466e0"/>
    </style:style>
    <style:style style:name="P12" style:family="paragraph" style:parent-style-name="Example_20_Header">
      <style:text-properties officeooo:rsid="529f460f" officeooo:paragraph-rsid="52ba7fa2"/>
    </style:style>
    <style:style style:name="P13" style:family="paragraph" style:parent-style-name="Example_20_Header">
      <style:text-properties officeooo:rsid="5287011a" officeooo:paragraph-rsid="52b5c999"/>
    </style:style>
    <style:style style:name="P14" style:family="paragraph" style:parent-style-name="Heading_20_1" style:master-page-name="Standard">
      <style:paragraph-properties style:page-number="auto"/>
      <style:text-properties officeooo:rsid="52646100" officeooo:paragraph-rsid="52646100"/>
    </style:style>
    <style:style style:name="P15" style:family="paragraph" style:parent-style-name="Text_20_body" style:list-style-name="L1">
      <style:text-properties officeooo:paragraph-rsid="52646100"/>
    </style:style>
    <style:style style:name="P16" style:family="paragraph" style:parent-style-name="Text_20_body" style:list-style-name="L1">
      <style:text-properties officeooo:rsid="5268e883" officeooo:paragraph-rsid="5268e883"/>
    </style:style>
    <style:style style:name="P17" style:family="paragraph" style:parent-style-name="Text_20_body" style:list-style-name="L1">
      <style:text-properties officeooo:rsid="526ae3f6" officeooo:paragraph-rsid="526ae3f6"/>
    </style:style>
    <style:style style:name="P18" style:family="paragraph" style:parent-style-name="Text_20_body" style:list-style-name="L2">
      <style:text-properties officeooo:paragraph-rsid="52705aee"/>
    </style:style>
    <style:style style:name="P19" style:family="paragraph" style:parent-style-name="Text_20_body" style:list-style-name="L2">
      <style:text-properties officeooo:rsid="527b7d3c" officeooo:paragraph-rsid="526e72cc"/>
    </style:style>
    <style:style style:name="P20" style:family="paragraph" style:parent-style-name="Text_20_body" style:list-style-name="L2">
      <style:text-properties officeooo:rsid="526e72cc" officeooo:paragraph-rsid="526e72cc"/>
    </style:style>
    <style:style style:name="P21" style:family="paragraph" style:parent-style-name="Text_20_body" style:list-style-name="L4">
      <style:text-properties officeooo:rsid="526fc043"/>
    </style:style>
    <style:style style:name="P22" style:family="paragraph" style:parent-style-name="Text_20_body" style:list-style-name="L4">
      <style:text-properties officeooo:rsid="526fc043" officeooo:paragraph-rsid="526fc043"/>
    </style:style>
    <style:style style:name="P23" style:family="paragraph" style:parent-style-name="Text_20_body" style:list-style-name="L4">
      <style:text-properties officeooo:rsid="527d6004" officeooo:paragraph-rsid="527d6004"/>
    </style:style>
    <style:style style:name="P24" style:family="paragraph" style:parent-style-name="Text_20_body" style:list-style-name="L5">
      <style:text-properties officeooo:rsid="52719e46" officeooo:paragraph-rsid="52719e46"/>
    </style:style>
    <style:style style:name="P25" style:family="paragraph" style:parent-style-name="Text_20_body" style:list-style-name="L5">
      <style:text-properties officeooo:rsid="52ab4654" officeooo:paragraph-rsid="52ab4654"/>
    </style:style>
    <style:style style:name="P26" style:family="paragraph" style:parent-style-name="Text_20_body" style:list-style-name="L5">
      <style:text-properties officeooo:rsid="5273502a" officeooo:paragraph-rsid="52b466e0"/>
    </style:style>
    <style:style style:name="P27" style:family="paragraph" style:parent-style-name="Text_20_body" style:list-style-name="L5">
      <style:text-properties officeooo:rsid="52750f9c" officeooo:paragraph-rsid="52750f9c"/>
    </style:style>
    <style:style style:name="P28" style:family="paragraph" style:parent-style-name="Text_20_body" style:list-style-name="L6">
      <style:text-properties officeooo:rsid="52825b19" officeooo:paragraph-rsid="52825b19"/>
    </style:style>
    <style:style style:name="P29" style:family="paragraph" style:parent-style-name="Text_20_body" style:list-style-name="L6">
      <style:text-properties officeooo:rsid="529a2bb4" officeooo:paragraph-rsid="529a2bb4"/>
    </style:style>
    <style:style style:name="P30" style:family="paragraph" style:parent-style-name="Text_20_body" style:list-style-name="L6">
      <style:text-properties officeooo:rsid="5287011a" officeooo:paragraph-rsid="5287011a"/>
    </style:style>
    <style:style style:name="P31" style:family="paragraph" style:parent-style-name="Text_20_body" style:list-style-name="L7">
      <style:text-properties officeooo:rsid="5287011a" officeooo:paragraph-rsid="5287011a"/>
    </style:style>
    <style:style style:name="P32" style:family="paragraph" style:parent-style-name="Text_20_body" style:list-style-name="L6">
      <style:text-properties officeooo:rsid="52896e7d" officeooo:paragraph-rsid="52896e7d"/>
    </style:style>
    <style:style style:name="P33" style:family="paragraph" style:parent-style-name="Text_20_body" style:list-style-name="L6">
      <style:text-properties officeooo:rsid="52ac7d2c" officeooo:paragraph-rsid="52ac7d2c"/>
    </style:style>
    <style:style style:name="P34" style:family="paragraph" style:parent-style-name="Text_20_body" style:list-style-name="L8">
      <style:text-properties officeooo:paragraph-rsid="52825b19"/>
    </style:style>
    <style:style style:name="P35" style:family="paragraph" style:parent-style-name="Text_20_body" style:list-style-name="L8">
      <style:text-properties officeooo:rsid="5280cc77" officeooo:paragraph-rsid="5280cc77"/>
    </style:style>
    <style:style style:name="P36" style:family="paragraph" style:parent-style-name="Text_20_body" style:list-style-name="L10">
      <style:text-properties officeooo:rsid="529f460f" officeooo:paragraph-rsid="529f460f"/>
    </style:style>
    <style:style style:name="P37" style:family="paragraph" style:parent-style-name="Text_20_body" style:list-style-name="L11">
      <style:text-properties officeooo:rsid="529f460f" officeooo:paragraph-rsid="529f460f"/>
    </style:style>
    <style:style style:name="P38" style:family="paragraph" style:parent-style-name="Text_20_body" style:list-style-name="L12">
      <style:text-properties officeooo:rsid="529f460f" officeooo:paragraph-rsid="529f460f"/>
    </style:style>
    <style:style style:name="P39" style:family="paragraph" style:parent-style-name="Text_20_body" style:list-style-name="L10">
      <style:text-properties officeooo:rsid="529fe343" officeooo:paragraph-rsid="529fe343"/>
    </style:style>
    <style:style style:name="P40" style:family="paragraph" style:parent-style-name="Text_20_body" style:list-style-name="L10">
      <style:text-properties officeooo:rsid="52a4bbd4" officeooo:paragraph-rsid="52a4bbd4"/>
    </style:style>
    <style:style style:name="P41" style:family="paragraph" style:parent-style-name="Text_20_body" style:list-style-name="L10">
      <style:text-properties officeooo:rsid="52a8f53b" officeooo:paragraph-rsid="52a8f53b"/>
    </style:style>
    <style:style style:name="P42" style:family="paragraph" style:parent-style-name="Text_20_body" style:list-style-name="L12">
      <style:text-properties officeooo:paragraph-rsid="52b5c999"/>
    </style:style>
    <style:style style:name="P43" style:family="paragraph" style:parent-style-name="Text_20_body" style:list-style-name="L13">
      <style:text-properties officeooo:paragraph-rsid="529db770"/>
    </style:style>
    <style:style style:name="P44" style:family="paragraph" style:parent-style-name="Text_20_body" style:list-style-name="L13">
      <style:text-properties officeooo:rsid="529db770" officeooo:paragraph-rsid="529db770"/>
    </style:style>
    <style:style style:name="P45" style:family="paragraph" style:parent-style-name="Text_20_body" style:list-style-name="L13">
      <style:text-properties officeooo:rsid="52a1bb72" officeooo:paragraph-rsid="52a1bb72"/>
    </style:style>
    <style:style style:name="P46" style:family="paragraph" style:parent-style-name="Text_20_body" style:list-style-name="L10">
      <style:text-properties officeooo:rsid="52a31d64" officeooo:paragraph-rsid="52a57a02"/>
    </style:style>
    <style:style style:name="P47" style:family="paragraph" style:parent-style-name="Text_20_body" style:list-style-name="L14">
      <style:text-properties officeooo:paragraph-rsid="52a57a02"/>
    </style:style>
    <style:style style:name="P48" style:family="paragraph" style:parent-style-name="Text_20_body" style:list-style-name="L8">
      <style:text-properties officeooo:rsid="52b0da73" officeooo:paragraph-rsid="52b0da73"/>
    </style:style>
    <style:style style:name="P49" style:family="paragraph" style:parent-style-name="Text_20_body" style:list-style-name="L9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902cd1" officeooo:paragraph-rsid="52b177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0" style:family="paragraph" style:parent-style-name="Text_20_body" style:list-style-name="L9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b27813" officeooo:paragraph-rsid="52b278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52b5c999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2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52b7bcfb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3" style:family="paragraph" style:parent-style-name="Text_20_body">
      <style:text-properties officeooo:paragraph-rsid="52b3fffd"/>
    </style:style>
    <style:style style:name="P54" style:family="paragraph" style:parent-style-name="Text_20_body" style:list-style-name="L15">
      <style:text-properties officeooo:paragraph-rsid="52b466e0"/>
    </style:style>
    <style:style style:name="P55" style:family="paragraph" style:parent-style-name="Text_20_body" style:list-style-name="L16">
      <style:text-properties officeooo:rsid="52ba7fa2" officeooo:paragraph-rsid="52ba7fa2"/>
    </style:style>
    <style:style style:name="P56" style:family="paragraph" style:parent-style-name="Text_20_body" style:list-style-name="L16">
      <style:text-properties officeooo:paragraph-rsid="52ba7fa2"/>
    </style:style>
    <style:style style:name="T1" style:family="text">
      <style:text-properties officeooo:rsid="526723d5"/>
    </style:style>
    <style:style style:name="T2" style:family="text">
      <style:text-properties officeooo:rsid="526a01d3"/>
    </style:style>
    <style:style style:name="T3" style:family="text">
      <style:text-properties officeooo:rsid="526cdb5a"/>
    </style:style>
    <style:style style:name="T4" style:family="text">
      <style:text-properties officeooo:rsid="52733090"/>
    </style:style>
    <style:style style:name="T5" style:family="text">
      <style:text-properties officeooo:rsid="5278aa5b"/>
    </style:style>
    <style:style style:name="T6" style:family="text">
      <style:text-properties officeooo:rsid="527d6004"/>
    </style:style>
    <style:style style:name="T7" style:family="text">
      <style:text-properties officeooo:rsid="5284478d"/>
    </style:style>
    <style:style style:name="T8" style:family="text">
      <style:text-properties officeooo:rsid="528a3269"/>
    </style:style>
    <style:style style:name="T9" style:family="text">
      <style:text-properties officeooo:rsid="528f8912"/>
    </style:style>
    <style:style style:name="T10" style:family="text">
      <style:text-properties officeooo:rsid="5294f5cc"/>
    </style:style>
    <style:style style:name="T11" style:family="text">
      <style:text-properties officeooo:rsid="52967aaf"/>
    </style:style>
    <style:style style:name="T12" style:family="text">
      <style:text-properties officeooo:rsid="52972142"/>
    </style:style>
    <style:style style:name="T13" style:family="text">
      <style:text-properties officeooo:rsid="5297bc40"/>
    </style:style>
    <style:style style:name="T14" style:family="text">
      <style:text-properties officeooo:rsid="529c058d"/>
    </style:style>
    <style:style style:name="T15" style:family="text">
      <style:text-properties officeooo:rsid="52a4c5f4"/>
    </style:style>
    <style:style style:name="T16" style:family="text">
      <style:text-properties officeooo:rsid="52ae1adf"/>
    </style:style>
    <style:style style:name="T17" style:family="text">
      <style:text-properties officeooo:rsid="52825b19"/>
    </style:style>
    <style:style style:name="T18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52825b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52af58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52b466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52b5c9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529db7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529f46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52a4c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52bcafd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officeooo:rsid="52b177f8"/>
    </style:style>
    <style:style style:name="T28" style:family="text">
      <style:text-properties officeooo:rsid="52b340d8"/>
    </style:style>
    <style:style style:name="T29" style:family="text">
      <style:text-properties officeooo:rsid="52b3fffd"/>
    </style:style>
    <style:style style:name="T30" style:family="text">
      <style:text-properties officeooo:rsid="52705aee"/>
    </style:style>
    <style:style style:name="T31" style:family="text">
      <style:text-properties officeooo:rsid="52b466e0"/>
    </style:style>
    <style:style style:name="T32" style:family="text">
      <style:text-properties officeooo:rsid="52b5c999"/>
    </style:style>
    <style:style style:name="T33" style:family="text">
      <style:text-properties officeooo:rsid="529f460f"/>
    </style:style>
    <style:style style:name="T34" style:family="text">
      <style:text-properties officeooo:rsid="52b7bcfb"/>
    </style:style>
    <style:style style:name="T35" style:family="text">
      <style:text-properties officeooo:rsid="52ba7f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Elfská říše</text:h>
      <text:p text:style-name="P53"><text:span text:style-name="T29">/* Inspirace Zoroastrismem */</text:span></text:p>
      <text:list xml:id="list2477378058" text:style-name="L1">
        <text:list-item>
          <text:p text:style-name="P15"><text:span text:style-name="T11">Starobylá města, v</text:span>ysoké věže, štíhlé sloupy, <text:span text:style-name="T1">mramorové sochy</text:span></text:p>
        </text:list-item>
        <text:list-item>
          <text:p text:style-name="P16">Eposy, balady</text:p>
        </text:list-item>
        <text:list-item>
          <text:p text:style-name="P16">Kastovní systém: vládnoucí třída, kněží, bojovníci, řemeslníci, umělci, <text:span text:style-name="T2">rolníci</text:span></text:p>
        </text:list-item>
        <text:list-item>
          <text:p text:style-name="P17"><text:span text:style-name="T12">E</text:span>lf se nemůže narodit jako otrok <text:span text:style-name="T13">a nemůže změnit kastu, takže se ani nemůže otrokem stát</text:span>. <text:span text:style-name="T3">Otroctví v cizích zemích ale elfové respektují.</text:span></text:p>
        </text:list-item>
      </text:list>
      <text:p text:style-name="P13">Populace</text:p>
      <text:list xml:id="list3617645767" text:style-name="L12">
        <text:list-item>
          <text:p text:style-name="P42"><text:span text:style-name="T33">Převážně </text:span><text:span text:style-name="T24">e</text:span><text:span text:style-name="T22">lfové</text:span></text:p>
        </text:list-item>
      </text:list>
      <text:p text:style-name="P11">Ctnosti</text:p>
      <text:list xml:id="list3049010520" text:style-name="L15">
        <text:list-item>
          <text:p text:style-name="P54"><text:span text:style-name="T21">Z</text:span><text:span text:style-name="T22">dokonalovat</text:span><text:span text:style-name="T21"> se v</text:span><text:span text:style-name="T22">e své profesi</text:span></text:p>
        </text:list-item>
        <text:list-item>
          <text:p text:style-name="P51">P<text:span text:style-name="T34">okora</text:span></text:p>
        </text:list-item>
        <text:list-item>
          <text:p text:style-name="P52">Pravdomluvnost</text:p>
        </text:list-item>
      </text:list>
      <text:p text:style-name="Example_20_Header">Náboženství</text:p>
      <text:list xml:id="list4243515251" text:style-name="L2">
        <text:list-item>
          <text:p text:style-name="P19">Věčný zápas Řádu a Chaosu</text:p>
          <text:list>
            <text:list-item>
              <text:p text:style-name="P20"><text:span text:style-name="T5">Bohyně Mištar – ř</text:span>ád, <text:span text:style-name="T5">dokonalost</text:span>, krás<text:span text:style-name="T5">a,</text:span> věč<text:span text:style-name="T5">nost</text:span></text:p>
            </text:list-item>
            <text:list-item>
              <text:p text:style-name="P20"><text:span text:style-name="T5">Bůh Yšeder – chaos, </text:span>rozklad</text:p>
            </text:list-item>
          </text:list>
        </text:list-item>
        <text:list-item>
          <text:p text:style-name="P18"><text:soft-page-break/><text:span text:style-name="T30">Posláním kněží je pomocí rituálů udržovat vládu Řádu nad světem</text:span></text:p>
        </text:list-item>
      </text:list>
      <text:p text:style-name="P2"/>
      <text:h text:style-name="Heading_20_1" text:outline-level="1">Elfský hvozd</text:h>
      <text:list xml:id="list1622573225" text:style-name="L4">
        <text:list-item>
          <text:p text:style-name="P21">Zvaný též Zpívající hvozd</text:p>
        </text:list-item>
        <text:list-item>
          <text:p text:style-name="P23">Města v korunách stromů</text:p>
        </text:list-item>
        <text:list-item>
          <text:p text:style-name="P22">Druidokracie</text:p>
        </text:list-item>
      </text:list>
      <text:p text:style-name="P13">Populace</text:p>
      <text:list xml:id="list132551972679948" text:continue-list="list3617645767" text:style-name="L12">
        <text:list-item>
          <text:p text:style-name="P42"><text:span text:style-name="T33">Převážně </text:span><text:span text:style-name="T24">e</text:span><text:span text:style-name="T22">lfové</text:span></text:p>
        </text:list-item>
      </text:list>
      <text:p text:style-name="P11">Ctnosti</text:p>
      <text:list xml:id="list437637383" text:style-name="L5">
        <text:list-item>
          <text:p text:style-name="P26"><text:span text:style-name="T6">Brát si</text:span> jen pro vlastní potřebu</text:p>
        </text:list-item>
      </text:list>
      <text:p text:style-name="P3">Náboženství</text:p>
      <text:list xml:id="list132551928699815" text:continue-numbering="true" text:style-name="L5">
        <text:list-item>
          <text:p text:style-name="P24">Hvozd je uctívaný jako božstvo</text:p>
        </text:list-item>
        <text:list-item>
          <text:p text:style-name="P25">Druidi udržují tradice, starají se o zdraví hvozdu</text:p>
        </text:list-item>
        <text:list-item>
          <text:p text:style-name="P24">Dryády jsou posvátné, <text:span text:style-name="T4">stejně tak i další služebníci Hvozdu</text:span></text:p>
        </text:list-item>
        <text:list-item>
          <text:p text:style-name="P27">Pravidelné <text:s/>obřady, kdy elfové zpívají Hvozdu</text:p>
          <text:list>
            <text:list-item>
              <text:p text:style-name="P27">Hlavní svátky jsou slunovraty a rovnodennosti</text:p>
            </text:list-item>
          </text:list>
        </text:list-item>
      </text:list>
      <text:h text:style-name="Heading_20_1" text:outline-level="1">Refeš</text:h>
      <text:p text:style-name="Text_20_body">/<text:span text:style-name="T7">* Refeš je ve starém jazyce „sliz“ */</text:span></text:p>
      <text:list xml:id="list1755206675" text:style-name="L6">
        <text:list-item>
          <text:p text:style-name="P28">Země obchodníků a námořníků</text:p>
        </text:list-item>
        <text:list-item>
          <text:p text:style-name="P29">Opevněné přístavy</text:p>
        </text:list-item>
        <text:list-item>
          <text:p text:style-name="P30">Úzký pruh <text:span text:style-name="T9">lesů mezi</text:span> vysokým<text:span text:style-name="T14">i</text:span> horam<text:span text:style-name="T10">i</text:span> <text:span text:style-name="T9">a mořem</text:span>, ostrovy</text:p>
        </text:list-item>
        <text:list-item>
          <text:p text:style-name="P32">Dědičný královský titul, <text:span text:style-name="T8">ale moc je v rukou obchodních gild</text:span></text:p>
        </text:list-item>
        <text:list-item>
          <text:p text:style-name="P33">Otroci jsou komodita, <text:span text:style-name="T16">j</text:span>e možn<text:span text:style-name="T16">é</text:span> <text:span text:style-name="T16">prodat</text:span> sám sebe nebo svoje děti</text:p>
        </text:list-item>
      </text:list>
      <text:p text:style-name="P5">Populace</text:p>
      <text:list xml:id="list66434236" text:style-name="L7">
        <text:list-item>
          <text:p text:style-name="P31">Převážně lidé se snědou pletí</text:p>
        </text:list-item>
      </text:list>
      <text:p text:style-name="P12">Ctnosti</text:p>
      <text:list xml:id="list1765247681" text:style-name="L16">
        <text:list-item>
          <text:p text:style-name="P56"><text:span text:style-name="T35">Poctivost</text:span></text:p>
        </text:list-item>
        <text:list-item>
          <text:p text:style-name="P55">Štědrost</text:p>
        </text:list-item>
        <text:list-item>
          <text:p text:style-name="P55">Hromadit bohatství</text:p>
        </text:list-item>
      </text:list>
      <text:p text:style-name="P4">Náboženství</text:p>
      <text:list xml:id="list3694518081" text:style-name="L8">
        <text:list-item>
          <text:p text:style-name="P35">Nestvůrná božstva: Kraken, Hydra, Leviatan</text:p>
        </text:list-item>
        <text:list-item>
          <text:p text:style-name="P34"><text:span text:style-name="T17">Oběti </text:span><text:span text:style-name="T19">n</text:span><text:span text:style-name="T20">a odvrácení katastrof</text:span></text:p>
        </text:list-item>
        <text:list-item>
          <text:p text:style-name="P48"><text:span text:style-name="T20">Č</text:span><text:span text:style-name="T18">asté svátky spojené s obchodem – každý je věnován určité komoditě (svátek olivového oleje, ryb, dřeva, železa, bronzu atd.)</text:span></text:p>
        </text:list-item>
      </text:list>
      <text:p text:style-name="P10"><text:soft-page-break/>Města</text:p>
      <text:list xml:id="list4041819357" text:style-name="L9">
        <text:list-item>
          <text:p text:style-name="P49">K<text:span text:style-name="T27">ašim</text:span></text:p>
          <text:list>
            <text:list-item>
              <text:p text:style-name="P50">Jediné vnitrozemské město v Refeši</text:p>
            </text:list-item>
            <text:list-item>
              <text:p text:style-name="P50">Tkalcovny</text:p>
            </text:list-item>
          </text:list>
        </text:list-item>
      </text:list>
      <text:h text:style-name="Heading_20_1" text:outline-level="1">Trpaslické klany</text:h>
      <text:list xml:id="list2509461680" text:style-name="L10">
        <text:list-item>
          <text:p text:style-name="P36">Klanová tetování, účesy a sestřih vousů</text:p>
        </text:list-item>
        <text:list-item>
          <text:p text:style-name="P39">Trpaslík spí zásadně v sedě – leží jen mrtví</text:p>
        </text:list-item>
        <text:list-item>
          <text:p text:style-name="P40">Krevní msta – vražda člena klanu je zločin proti celému klanu, je ale možné se vykoupit majetkem nebo prací</text:p>
        </text:list-item>
        <text:list-item>
          <text:p text:style-name="P41">Klany neuznávají otroctví, existuje ale institut splácení závazku prací</text:p>
        </text:list-item>
      </text:list>
      <text:p text:style-name="P8">Ctnosti</text:p>
      <text:list xml:id="list169065347" text:style-name="L11">
        <text:list-item>
          <text:p text:style-name="P37">Rozšiřovat bohatství klanu</text:p>
        </text:list-item>
        <text:list-item>
          <text:p text:style-name="P37">Fyzická práce je ctnost: „Až do roztrhání těla“</text:p>
        </text:list-item>
      </text:list>
      <text:p text:style-name="P6">Populace</text:p>
      <text:list xml:id="list132551746870972" text:continue-list="list132551972679948" text:style-name="L12">
        <text:list-item>
          <text:p text:style-name="P38">Převážně trpaslíci</text:p>
        </text:list-item>
      </text:list>
      <text:p text:style-name="P7">Náboženství</text:p>
      <text:list xml:id="list3733708940" text:style-name="L13">
        <text:list-item>
          <text:p text:style-name="P43"><text:span text:style-name="T23">U</text:span><text:span text:style-name="T22">ctívání</text:span><text:span text:style-name="T32"> Voroka, pána ohně a oceli</text:span></text:p>
        </text:list-item>
        <text:list-item>
          <text:p text:style-name="P44">Bohů bylo původně mnoho, ale Vorok nad nimi zvítězil</text:p>
        </text:list-item>
        <text:list-item>
          <text:p text:style-name="P45">Klanové slavnosti – hodně jídla, oddych od práce</text:p>
        </text:list-item>
      </text:list>
      <text:p text:style-name="P9">Města</text:p>
      <text:list xml:id="list132552310411540" text:continue-list="list2509461680" text:style-name="L10">
        <text:list-item>
          <text:p text:style-name="P46"><text:span text:style-name="T15">V</text:span>ětší část <text:span text:style-name="T15">města je vždy</text:span> pod zemí</text:p>
        </text:list-item>
      </text:list>
      <text:list xml:id="list3749100088" text:style-name="L14">
        <text:list-item>
          <text:p text:style-name="P47"><text:span text:style-name="T15">Měst</text:span><text:span text:style-name="T25">o </text:span><text:span text:style-name="T26">spravuje</text:span><text:span text:style-name="T15"> rada starších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02T13:25:50.520000000</dc:date>
    <meta:print-date>2113-01-01T00:00:00</meta:print-date>
    <meta:editing-cycles>25208</meta:editing-cycles>
    <meta:editing-duration>P75DT16H17M56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6" meta:paragraph-count="70" meta:word-count="376" meta:character-count="2195" meta:non-whitespace-character-count="1931"/>
  </office:meta>
</office:document-meta>
</file>